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53cm" style:use-optimal-column-width="false"/>
    </style:style>
    <style:style style:name="co2" style:family="table-column">
      <style:table-column-properties style:column-width="13.10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family="'Liberation Sans'" style:font-family-generic="swiss" style:font-pitch="variable" fo:font-size="22pt" style:font-size-asian="22pt" style:font-size-complex="22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5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1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2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21.817cm" svg:height="3.326cm" svg:x="3.583cm" svg:y="16.002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Arc, ACL2, or Cloj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Past Succes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keep working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4.63cm" svg:height="2.257cm" svg:x="1.399cm" svg:y="16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{n &lt;= 2} <text:s text:c="4"/>maps to <text:s/>(&lt;= n 2)</text:p>
              </table:table-cell>
              <table:table-cell>
                <text:p text:style-name="P6">{2 + {3 * 4}} <text:s/>maps to <text:s/>(+ 2 (* 3 4))</text:p>
              </table:table-cell>
            </table:table-row>
            <table:table-row table:style-name="ro1" table:default-cell-style-name="ce1">
              <table:table-cell>
                <text:p text:style-name="P6">{2 * 3 * 4} <text:s/>maps to <text:s/>(* 2 3 4)</text:p>
              </table:table-cell>
              <table:table-cell>
                <text:p text:style-name="P6">{2 + 3 * 4} <text:s text:c="3"/>maps to <text:s/>(nfx 2 + 3 * 4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e(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f(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3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3" draw:text-style-name="P3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9.388cm" svg:height="0.963cm" svg:x="15.748cm" svg:y="4.117cm">
          <draw:text-box>
            <text:p>Traditional function call notation</text:p>
          </draw:text-box>
        </draw:frame>
        <draw:line draw:style-name="gr4" draw:text-style-name="P3" draw:layer="layout" svg:x1="16.002cm" svg:y1="4.572cm" svg:x2="14.478cm" svg:y2="5.08cm">
          <text:p/>
        </draw:line>
        <draw:frame draw:style-name="gr2" draw:layer="layout" svg:width="3.986cm" svg:height="2.387cm" svg:x="1.348cm" svg:y="7.874cm">
          <draw:text-box>
            <text:p>Indentation</text:p>
            <text:p>deduces</text:p>
            <text:p>parentheses</text:p>
          </draw:text-box>
        </draw:frame>
        <draw:line draw:style-name="gr4" draw:text-style-name="P3" draw:layer="layout" svg:x1="4.826cm" svg:y1="8.382cm" svg:x2="7.62cm" svg:y2="7.62cm">
          <text:p/>
        </draw:line>
        <draw:frame draw:style-name="gr2" draw:layer="layout" svg:width="3.99cm" svg:height="0.963cm" svg:x="14.488cm" svg:y="6.403cm">
          <draw:text-box>
            <text:p>Finally! Infix!</text:p>
          </draw:text-box>
        </draw:frame>
        <draw:line draw:style-name="gr4" draw:text-style-name="P3" draw:layer="layout" svg:x1="14.488cm" svg:y1="6.858cm" svg:x2="12.446cm" svg:y2="7.112cm">
          <text:p/>
        </draw:line>
        <draw:frame draw:style-name="gr5" draw:text-style-name="P7" draw:layer="layout" svg:width="17.355cm" svg:height="1.038cm" svg:x="5.598cm" svg:y="18.796cm">
          <draw:text-box>
            <text:p><text:span text:style-name="T14">A sweet-expression reader would accept </text:span><text:span text:style-name="T15">either</text:span><text:span text:style-name="T16"> format</text:span></text:p>
          </draw:text-box>
        </draw:frame>
        <draw:line draw:style-name="gr4" draw:text-style-name="P3" draw:layer="layout" svg:x1="14.488cm" svg:y1="6.857cm" svg:x2="10.922cm" svg:y2="9.398cm">
          <text:p/>
        </draw:line>
        <draw:line draw:style-name="gr4" draw:text-style-name="P3" draw:layer="layout" svg:x1="14.488cm" svg:y1="6.857cm" svg:x2="15.748cm" svg:y2="9.65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7">define unit-list(x)</text:span></text:p>
            <text:p><text:span text:style-name="T17"><text:s text:c="4"/></text:span><text:span text:style-name="T17">cond</text:span></text:p>
            <text:p><text:span text:style-name="T17"><text:s text:c="8"/></text:span><text:span text:style-name="T17">null?(x) <text:s text:c="3"/>'()</text:span></text:p>
            <text:p><text:span text:style-name="T17"><text:s text:c="8"/></text:span><text:span text:style-name="T17">pair?(x)</text:span></text:p>
            <text:p><text:span text:style-name="T17"><text:s text:c="12"/></text:span><text:span text:style-name="T17">if null?(cdr(x))</text:span></text:p>
            <text:p><text:span text:style-name="T17"><text:s text:c="16"/></text:span><text:span text:style-name="T17">unit car(x)</text:span></text:p>
            <text:p><text:span text:style-name="T17"><text:s text:c="16"/></text:span><text:span text:style-name="T17">append unit(car(x)) LISTSPACE unit-list(cdr(x))</text:span></text:p>
            <text:p><text:span text:style-name="T17"><text:s text:c="8"/></text:span><text:span text:style-name="T1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in the middle of a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6" draw:text-style-name="P11" draw:layer="layout" svg:width="12.55cm" svg:height="2.139cm" svg:x="8.636cm" svg:y="18.181cm">
          <draw:text-box>
            <text:p text:style-name="P10"><text:span text:style-name="T18">These simplify using indentation</text:span></text:p>
            <text:p text:style-name="P10"><text:span text:style-name="T18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2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! <text:s text:c="2"/>myprefix getdent(x)</text:span></text:p>
                    <text:p><text:span text:style-name="T5">! <text:s text:c="2"/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3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19">→</text:span> s-expressions</text:p>
                <text:list>
                  <text:list-item>
                    <text:p>Can use in makefiles, like a compiler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MIT-licensed implementation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Released under CC-BY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</text:list-item>
              <text:list-item>
                <text:p>You may share, remix, and make commercial use of the work, as long as you give attribution to “David A. Wheeler”</text:p>
              </text:list-item>
              <text:list-item>
                <text:p>License details:</text:p>
                <text:list>
                  <text:list-item>
                    <text:p><text:a xlink:href="http://creativecommons.org/licenses/by/3.0/">http://creativecommons.org/licenses/by/3.0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2T17:13:27.17</dc:date>
    <meta:editing-duration>PT9H10M18S</meta:editing-duration>
    <meta:editing-cycles>62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02"/>
    <meta:user-defined meta:name="Author">David A. Wheeler</meta:user-defined>
    <meta:user-defined meta:name="URL">http://readable.sourceforge.net</meta:user-defined>
  </office:meta>
</office:document-meta>
</file>